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000000100010FC9B5D6AB01F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Book" svg:font-family="'DejaVu Sans Book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fill-color="#1e1e1e" draw:textarea-horizontal-align="justify" draw:textarea-vertical-align="middle" draw:auto-grow-height="false" fo:min-height="27.45cm" fo:min-width="18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P1" style:family="paragraph">
      <loext:graphic-properties draw:fill-color="#1e1e1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DejaVu Sans Book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DejaVu Sans Book" fo:font-size="24pt" style:font-size-asian="24pt" style:font-size-complex="24pt"/>
    </style:style>
    <style:style style:name="T1" style:family="text">
      <style:text-properties fo:color="#4c8c4a" loext:opacity="100%" style:font-name="DejaVu Sans Book" fo:font-size="24pt" style:font-size-asian="24pt" style:font-size-complex="24pt"/>
    </style:style>
    <style:style style:name="T2" style:family="text">
      <style:text-properties style:font-name="DejaVu Sans Book" fo:font-size="24pt" style:font-size-asian="24pt" style:font-size-complex="24pt"/>
    </style:style>
    <style:style style:name="T3" style:family="text">
      <style:text-properties fo:color="#b6c48a" loext:opacity="100%" style:font-name="DejaVu Sans Book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45cm" svg:height="2.845cm" svg:x="1.655cm" svg:y="1.25cm">
          <draw:image xlink:href="Pictures/10000001000010000000100010FC9B5D6AB01F02.png" xlink:type="simple" xlink:show="embed" xlink:actuate="onLoad" draw:mime-type="image/png">
            <text:p/>
          </draw:image>
        </draw:frame>
        <draw:frame draw:style-name="gr3" draw:text-style-name="P4" draw:layer="layout" svg:width="13.25cm" svg:height="2.25cm" svg:x="4.75cm" svg:y="2cm">
          <draw:text-box>
            <text:p text:style-name="P3"><text:span text:style-name="T1">Algebuckina</text:span><text:span text:style-name="T2"> </text:span><text:span text:style-name="T3">Desig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Book" svg:font-family="'DejaVu Sans Book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4T18:25:50.334451122</meta:creation-date>
    <dc:date>2025-06-24T18:55:44.495752587</dc:date>
    <meta:editing-duration>PT9M33S</meta:editing-duration>
    <meta:editing-cycles>1</meta:editing-cycles>
    <meta:document-statistic meta:object-count="3"/>
    <meta:generator>LibreOffice/7.3.7.2$Linux_X86_64 LibreOffice_project/30$Build-2</meta:generator>
  </office:meta>
</office:document-meta>
</file>